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46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FEHLER in</text:p>
          </table:table-cell>
          <table:table-cell table:style-name="ce1" office:value-type="string" calcext:value-type="string">
            <text:p>Benötigte Daten</text:p>
          </table:table-cell>
          <table:table-cell table:style-name="ce1" office:value-type="string" calcext:value-type="string">
            <text:p>Benötigte GRASS GIS Daten</text:p>
          </table:table-cell>
          <table:table-cell table:style-name="ce1" office:value-type="string" calcext:value-type="string">
            <text:p>WARNUNGEN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ALTE GRASS GIS Date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common_base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configuration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resource_base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version_health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message_logger.p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login.py</text:p>
          </table:table-cell>
          <table:table-cell office:value-type="string" calcext:value-type="string">
            <text:p>test_create_get_delete_u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_api_logging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geodata_import.py</text:p>
          </table:table-cell>
          <table:table-cell/>
          <table:table-cell office:value-type="string" calcext:value-type="string">
            <text:p><text:a xlink:href="https://storage.googleapis.com/graas-geodata/census_wake2000.gml" xlink:type="simple">https://storage.googleapis.com/graas-geodata/census_wake2000.gml</text:a>, <text:a xlink:href="https://storage.googleapis.com/graas-geodata/census_wake2000.zip" xlink:type="simple">https://storage.googleapis.com/graas-geodata/census_wake2000.zip</text:a>, <text:a xlink:href="https://storage.googleapis.com/graas-geodata/geology_30m.tif" xlink:type="simple">https://storage.googleapis.com/graas-geodata/geology_30m.tif</text:a>, <text:a xlink:href="https://storage.googleapis.com/graas-geodata/geology_30m.zip" xlink:type="simple">https://storage.googleapis.com/graas-geodata/geology_30m.zip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st_user_management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async_mapset_merging.py</text:p>
          </table:table-cell>
          <table:table-cell office:value-type="string" calcext:value-type="string">
            <text:p>? test_2_merge_missing_target_mapset_error</text:p>
          </table:table-cell>
          <table:table-cell/>
          <table:table-cell office:value-type="string" calcext:value-type="string">
            <text:p>RASTER: <text:a xlink:href="mailto:elevation@PERMANENT" xlink:type="simple">elevation@PERMANENT</text:a> - nx_spm_08, MAPSET:nc <text:span text:style-name="T1">spm</text:span>08/user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location_management.p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OCATION: nc_spm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mapset_management.py</text:p>
          </table:table-cell>
          <table:table-cell table:number-columns-repeated="2"/>
          <table:table-cell office:value-type="string" calcext:value-type="string">
            <text:p>MAPSETS: nc_spm_08/PERMANENT, nc_spm_08/user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est_process_queue.py</text:p>
          </table:table-cell>
          <table:table-cell office:value-type="string" calcext:value-type="string">
            <text:p>??? taucht nicht auf in der Lis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_download_cache.py</text:p>
          </table:table-cell>
          <table:table-cell table:number-columns-repeated="4"/>
          <table:table-cell office:value-type="string" calcext:value-type="string">
            <text:p>du -sb (coreutils da du sonst nur mit busybox installiert is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2.py</text:p>
          </table:table-cell>
          <table:table-cell/>
          <table:table-cell office:value-type="string" calcext:value-type="string">
            <text:p>sentinel2: S2A_MSIL1C_20170817T130251_N0205_R095_T23LRJ_20170817T130509, lansat: LT52170762005240COA00, <text:a xlink:href="https://storage.googleapis.com/graas-geodata/rio.json" xlink:type="simple">https://storage.googleapis.com/graas-geodata/rio.json</text:a>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custom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fil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to_storag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vecto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import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mapse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stdout_pars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_postgis_import_export.py</text:p>
          </table:table-cell>
          <table:table-cell/>
          <table:table-cell office:value-type="string" calcext:value-type="string">
            <text:p>source": "PG:dbname=gis user=docker host=postgis port=5432 password=docker", "type": "postgis", "vector_layer": "po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_validation_errors.py</text:p>
          </table:table-cell>
          <table:table-cell/>
          <table:table-cell office:value-type="string" calcext:value-type="string">
            <text:p>landsat: LT52170762005240COA00-NOT, landsatpo: LT52170762005240COA00, sentinel2: S2B_MSIL1C_20171010T131249_N0205_R081_T26VPR_20171010T131243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_validation.py</text:p>
          </table:table-cell>
          <table:table-cell/>
          <table:table-cell office:value-type="string" calcext:value-type="string">
            <text:p>sentinel2: S2B_MSIL1C_20171010T131249_N0205_R081_T26VPR_20171010T131243, landsat: LT52170762005240COA00/LE70030041999205KIS00/LC80050042013137LGN01/LE72170762002288CUB00/LT52170762007278COA00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st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raster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color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egend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render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logging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storage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trds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trds_raster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trds_raster_renderer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ctor_lay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2"/>
          <table:table-cell office:value-type="string" calcext:value-type="string">
            <text:p><text:a xlink:href="mailto:boundary_state@PERMANENT" xlink:type="simple">boundary_state@PERMANENT</text:a> - nc_spm_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vector_layers.py</text:p>
          </table:table-cell>
          <table:table-cell table:number-columns-repeated="2"/>
          <table:table-cell office:value-type="string" calcext:value-type="string">
            <text:p><text:a xlink:href="mailto:elev_lid792_bepts/elev_lid792_cont1m/elev_lid792_randpts/elev_lidrural_mrpts/elev_lidrural_mrptsft@PERMANENT" xlink:type="simple">elev_lid792_bepts/elev_lid792_cont1m/elev_lid792_randpts/elev_lidrural_mrpts/elev_lidrural_mrptsft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render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S + Go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ws_sentinel_interfac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google_cloud_interface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entinel2_processing_commands.py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Bettge</meta:initial-creator>
    <meta:creation-date>2020-08-24T07:44:00.823861290</meta:creation-date>
    <dc:date>2020-08-24T16:10:07.307559629</dc:date>
    <dc:creator>Anika Bettge</dc:creator>
    <meta:editing-duration>PT7H15M7S</meta:editing-duration>
    <meta:editing-cycles>41</meta:editing-cycles>
    <meta:generator>LibreOffice/6.1.4.2$Linux_X86_64 LibreOffice_project/10$Build-2</meta:generator>
    <meta:document-statistic meta:table-count="1" meta:cell-count="81" meta:object-count="0"/>
  </office:meta>
</office:document-meta>
</file>